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8mm"/>
    </style:style>
    <style:style style:name="co2" style:family="table-column">
      <style:table-column-properties fo:break-before="auto" style:column-width="31.8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5.14mm"/>
    </style:style>
    <style:style style:name="co5" style:family="table-column">
      <style:table-column-properties fo:break-before="auto" style:column-width="148.24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018" table:default-cell-style-name="Default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Cost (ex VAT)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Supplier Web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LM2575HV</text:p>
          </table:table-cell>
          <table:table-cell table:style-name="ce2" office:value-type="currency" office:currency="GBP" office:value="4.2" calcext:value-type="currency">
            <text:p>£4.2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75V max. 1A. Needs inductor etc. High Iq.</text:p>
          </table:table-cell>
          <table:table-cell/>
          <table:table-cell office:value-type="string" calcext:value-type="string">
            <text:p>http://uk.rs-online.com/web/p/dc-dc-converters/7615508/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PS54360B-Q1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65 max. Low Iq. 3.5A. Looks good. Hard to find.</text:p>
          </table:table-cell>
          <table:table-cell office:value-type="string" calcext:value-type="string">
            <text:p>http://www.ti.com/lit/ds/symlink/tps54360b-q1.pdf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MR16020 S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60V max. 2A out. Low Iq. Adjustable Vout. GOOD</text:p>
          </table:table-cell>
          <table:table-cell office:value-type="string" calcext:value-type="string">
            <text:p>http://www.ti.com/lit/ds/symlink/lmr16020.pdf</text:p>
          </table:table-cell>
          <table:table-cell office:value-type="string" calcext:value-type="string">
            <text:p>https://www.digikey.co.uk/product-detail/en/texas-instruments/LMR16020PDDA/296-44512-5-ND/611057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MR16010 S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60V max. 1A out. Low Iq. Adjustable Vout. GOOD</text:p>
          </table:table-cell>
          <table:table-cell office:value-type="string" calcext:value-type="string">
            <text:p>http://www.ti.com/lit/ds/symlink/lmr16010.pdf</text:p>
          </table:table-cell>
          <table:table-cell office:value-type="string" calcext:value-type="string">
            <text:p>https://www.digikey.co.uk/product-detail/en/texas-instruments/LMR16010PDDA/296-44511-5-ND/611057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MR16006XDDCT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60V max. 600mA out. Low Iq. Adjustable Vout. PERFECT</text:p>
          </table:table-cell>
          <table:table-cell office:value-type="string" calcext:value-type="string">
            <text:p>http://www.ti.com/lit/ds/symlink/lmr16006.pdf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09:58:12.4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26S</meta:editing-duration>
    <meta:editing-cycles>9</meta:editing-cycles>
    <meta:generator>LibreOffice/5.1.5.2$Windows_x86 LibreOffice_project/7a864d8825610a8c07cfc3bc01dd4fce6a9447e5</meta:generator>
    <dc:date>2017-04-04T10:20:58.204000000</dc:date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